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976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4.634cm"/>
    </style:style>
    <style:style style:name="co20" style:family="table-column">
      <style:table-column-properties fo:break-before="auto" style:column-width="8.35cm"/>
    </style:style>
    <style:style style:name="co21" style:family="table-column">
      <style:table-column-properties fo:break-before="auto" style:column-width="5.424cm"/>
    </style:style>
    <style:style style:name="co22" style:family="table-column">
      <style:table-column-properties fo:break-before="auto" style:column-width="5.726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TST_EXPORTTITLELIMIT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column table:style-name="co17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title limits</text:p>
          </table:table-cell>
          <table:table-cell table:style-name="ce2" table:number-columns-repeated="2"/>
          <table:table-cell table:style-name="ce2" office:value-type="string">
            <text:p>TST_EXPORTTITLELIMIT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COMMENT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Com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Über titl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3"/>
          <table:table-cell table:style-name="ce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T_EXPORTTITLELIMITS_DATA" table:style-name="ta1"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number-columns-repeated="12" table:default-cell-style-name="ce8"/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&lt;specid&gt;</text:p>
          </table:table-cell>
          <table:table-cell table:style-name="ce7" office:value-type="string">
            <text:p>&lt;fldid&gt;</text:p>
          </table:table-cell>
          <table:table-cell table:style-name="ce7" office:value-type="string">
            <text:p>ba_title</text:p>
          </table:table-cell>
          <table:table-cell table:style-name="ce7"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EXPORTTITLELIMITS_DIR</text:p>
          </table:table-cell>
          <table:table-cell table:style-name="Default"/>
          <table:table-cell office:value-type="string">
            <text:p>Export title limits</text:p>
          </table:table-cell>
          <table:table-cell table:number-columns-repeated="11"/>
          <table:table-cell table:style-name="ce7"/>
        </table:table-row>
        <table:table-row table:style-name="ro1">
          <table:table-cell table:number-columns-repeated="16"/>
          <table:table-cell table:style-name="ce7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EXPORTTITLELIMITS</text:p>
          </table:table-cell>
          <table:table-cell table:style-name="ce7" office:value-type="string">
            <text:p>&lt;specid&gt;</text:p>
          </table:table-cell>
          <table:table-cell table:style-name="ce7" office:value-type="string">
            <text:p>&lt;fldid&gt;</text:p>
          </table:table-cell>
          <table:table-cell table:style-name="ce7" office:value-type="string">
            <text:p>tst_comment</text:p>
          </table:table-cell>
          <table:table-cell table:style-name="ce7" office:value-type="string">
            <text:p>tst_title</text:p>
          </table:table-cell>
          <table:table-cell table:style-name="ce7"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TITLELIMITS</text:p>
          </table:table-cell>
          <table:table-cell office:value-type="string">
            <text:p>TST_EXPORTTITLELIMITS_DOC_255_US_ASCII</text:p>
          </table:table-cell>
          <table:table-cell office:value-type="string">
            <text:p>TST_EXPORTTITLELIMITS_DIR</text:p>
          </table:table-cell>
          <table:table-cell office:value-type="string">
            <text:p>255 US-ASCII chars = 255 bytes</text:p>
          </table:table-cell>
          <table:table-cell office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TITLELIMITS</text:p>
          </table:table-cell>
          <table:table-cell office:value-type="string">
            <text:p>TST_EXPORTTITLELIMITS_DOC_255_UTF_8</text:p>
          </table:table-cell>
          <table:table-cell office:value-type="string">
            <text:p>TST_EXPORTTITLELIMITS_DIR</text:p>
          </table:table-cell>
          <table:table-cell office:value-type="string">
            <text:p>255 UTF8 chars = 510 bytes</text:p>
          </table:table-cell>
          <table:table-cell office:value-type="string">
            <text:p>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é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TITLELIMITS</text:p>
          </table:table-cell>
          <table:table-cell office:value-type="string">
            <text:p>TST_EXPORTTITLELIMITS_DOC_1024_US_ASCII</text:p>
          </table:table-cell>
          <table:table-cell office:value-type="string">
            <text:p>TST_EXPORTTITLELIMITS_DIR</text:p>
          </table:table-cell>
          <table:table-cell office:value-type="string">
            <text:p>1024 US-ASCII chars = 1024 bytes</text:p>
          </table:table-cell>
          <table:table-cell office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 table:number-columns-repeated="11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21T16:19:39</dc:date>
    <meta:generator>LibreOffice/3.5$MacOSX_x86 LibreOffice_project/7e68ba2-a744ebf-1f241b7-c506db1-7d53735</meta:generator>
    <meta:editing-duration>PT17H18M42S</meta:editing-duration>
    <meta:editing-cycles>42</meta:editing-cycles>
    <meta:document-statistic meta:table-count="2" meta:cell-count="88" meta:object-count="0"/>
  </office:meta>
</office:document-meta>
</file>